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otted" svg:stroke-width="0cm" draw:marker-start-width="0.3cm" draw:marker-end-width="0.3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none" svg:stroke-color="#000000" draw:fill="none" draw:fill-color="#ffffff" fo:min-height="0.75cm"/>
    </style:style>
    <style:style style:name="gr39" style:family="graphic" style:parent-style-name="standard">
      <style:graphic-properties draw:stroke="solid" draw:stroke-dash="Fine_20_Dotted"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stroke-dash="Fine_20_Dotted" svg:stroke-width="0cm" draw:marker-start-width="0.3cm" draw:marker-end-width="0.3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41" style:family="graphic" style:parent-style-name="standard">
      <style:graphic-properties draw:stroke="solid" draw:stroke-dash="Fine_20_Dotted" svg:stroke-width="0cm" draw:marker-start-width="0.3cm" draw:marker-end-width="0.3cm" draw:textarea-horizontal-align="justify" draw:textarea-vertical-align="middle" draw:auto-grow-height="false" fo:padding-top="0.125cm" fo:padding-bottom="0.125cm" fo:padding-left="0.25cm" fo:padding-right="0.25cm"/>
    </style:style>
    <style:style style:name="gr42" style:family="graphic" style:parent-style-name="objectwithoutfill">
      <style:graphic-properties svg:stroke-width="0.07cm" draw:marker-start-width="0.405cm" draw:marker-end="Arrow" draw:marker-end-width="0.405cm" draw:fill="none" draw:textarea-horizontal-align="center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Liberation Sans" fo:font-size="15pt" fo:font-weight="bold" style:letter-kerning="true" style:font-size-asian="15pt" style:font-weight-asian="bold" style:font-name-complex="Lohit Hindi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2.7cm" svg:height="22.5cm" svg:x="-0.3cm" svg:y="-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2.1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3cm" svg:x="2.1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3cm" svg:x="2.1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3cm" svg:x="2.1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cm" svg:x="2.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3cm" svg:x="2.1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3cm" svg:x="5.1cm" svg:y="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cm" svg:height="3cm" svg:x="5.1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3cm" svg:x="5.1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3cm" svg:x="5.1cm" svg:y="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cm" svg:height="3cm" svg:x="5.1cm" svg:y="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cm" svg:height="3cm" svg:x="5.1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cm" svg:height="3cm" svg:x="8.1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cm" svg:height="3cm" svg:x="8.1cm" svg:y="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3cm" svg:x="8.1cm" svg:y="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cm" svg:height="3cm" svg:x="8.1cm" svg:y="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cm" svg:height="3cm" svg:x="8.1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cm" svg:height="3cm" svg:x="8.1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cm" svg:height="3cm" svg:x="11.1cm" svg:y="1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cm" svg:height="3cm" svg:x="11.1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cm" svg:height="3cm" svg:x="11.1cm" svg:y="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cm" svg:height="3cm" svg:x="11.1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cm" svg:height="3cm" svg:x="11.1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cm" svg:height="3cm" svg:x="11.1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cm" svg:height="3cm" svg:x="14.1cm" svg:y="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cm" svg:height="3cm" svg:x="14.1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cm" svg:height="3cm" svg:x="14.1cm" svg:y="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cm" svg:height="3cm" svg:x="14.1cm" svg:y="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cm" svg:height="3cm" svg:x="14.1cm" svg:y="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cm" svg:height="3cm" svg:x="14.1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cm" svg:height="3cm" svg:x="17.1cm" svg:y="1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3cm" svg:height="3cm" svg:x="17.1cm" svg:y="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3cm" svg:height="3cm" svg:x="17.1cm" svg:y="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cm" svg:height="3cm" svg:x="17.1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cm" svg:height="3cm" svg:x="17.1cm" svg:y="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cm" svg:height="3cm" svg:x="17.1cm" svg:y="2cm">
          <text:p/>
          <draw:enhanced-geometry svg:viewBox="0 0 21600 21600" draw:type="rectangle" draw:enhanced-path="M 0 0 L 21600 0 21600 21600 0 21600 0 0 Z N"/>
        </draw:custom-shape>
        <draw:frame draw:style-name="gr38" draw:layer="layout" svg:width="1cm" svg:height="1cm" svg:x="3.2cm" svg:y="1cm">
          <draw:text-box>
            <text:p text:style-name="P1">0</text:p>
          </draw:text-box>
        </draw:frame>
        <draw:frame draw:style-name="gr38" draw:layer="layout" svg:width="1cm" svg:height="1cm" svg:x="6.2cm" svg:y="1cm">
          <draw:text-box>
            <text:p text:style-name="P1">1</text:p>
          </draw:text-box>
        </draw:frame>
        <draw:frame draw:style-name="gr38" draw:layer="layout" svg:width="1cm" svg:height="1cm" svg:x="9.2cm" svg:y="1cm">
          <draw:text-box>
            <text:p text:style-name="P1">2</text:p>
          </draw:text-box>
        </draw:frame>
        <draw:frame draw:style-name="gr38" draw:layer="layout" svg:width="1cm" svg:height="1cm" svg:x="12.2cm" svg:y="1cm">
          <draw:text-box>
            <text:p text:style-name="P1">3</text:p>
          </draw:text-box>
        </draw:frame>
        <draw:frame draw:style-name="gr38" draw:layer="layout" svg:width="1cm" svg:height="1cm" svg:x="15.2cm" svg:y="1cm">
          <draw:text-box>
            <text:p text:style-name="P1">4</text:p>
          </draw:text-box>
        </draw:frame>
        <draw:frame draw:style-name="gr38" draw:layer="layout" svg:width="1cm" svg:height="1cm" svg:x="18.2cm" svg:y="1cm">
          <draw:text-box>
            <text:p text:style-name="P1">5</text:p>
          </draw:text-box>
        </draw:frame>
        <draw:frame draw:style-name="gr38" draw:layer="layout" svg:width="1cm" svg:height="1cm" svg:x="0.9cm" svg:y="14.94cm">
          <draw:text-box>
            <text:p text:style-name="P1">4</text:p>
          </draw:text-box>
        </draw:frame>
        <draw:frame draw:style-name="gr38" draw:layer="layout" svg:width="1cm" svg:height="1cm" svg:x="0.9cm" svg:y="9.02cm">
          <draw:text-box>
            <text:p text:style-name="P1">2</text:p>
          </draw:text-box>
        </draw:frame>
        <draw:frame draw:style-name="gr38" draw:layer="layout" svg:width="1cm" svg:height="1cm" svg:x="0.9cm" svg:y="11.98cm">
          <draw:text-box>
            <text:p text:style-name="P1">3</text:p>
          </draw:text-box>
        </draw:frame>
        <draw:frame draw:style-name="gr38" draw:layer="layout" svg:width="1cm" svg:height="1cm" svg:x="0.9cm" svg:y="6.06cm">
          <draw:text-box>
            <text:p text:style-name="P1">1</text:p>
          </draw:text-box>
        </draw:frame>
        <draw:frame draw:style-name="gr38" draw:layer="layout" svg:width="1cm" svg:height="1cm" svg:x="0.9cm" svg:y="3.1cm">
          <draw:text-box>
            <text:p text:style-name="P1">0</text:p>
          </draw:text-box>
        </draw:frame>
        <draw:frame draw:style-name="gr38" draw:text-style-name="P3" draw:layer="layout" svg:width="1cm" svg:height="1.195cm" svg:x="0cm" svg:y="10.4cm">
          <draw:text-box>
            <text:p text:style-name="P1"><text:span text:style-name="T1">i</text:span></text:p>
          </draw:text-box>
        </draw:frame>
        <draw:frame draw:style-name="gr38" draw:text-style-name="P3" draw:layer="layout" svg:width="1cm" svg:height="1.195cm" svg:x="10.6cm" svg:y="-0.199cm">
          <draw:text-box>
            <text:p text:style-name="P1"><text:span text:style-name="T1">j</text:span></text:p>
          </draw:text-box>
        </draw:frame>
        <draw:frame draw:style-name="gr38" draw:layer="layout" svg:width="1cm" svg:height="1cm" svg:x="0.9cm" svg:y="17.9cm">
          <draw:text-box>
            <text:p text:style-name="P1">5</text:p>
          </draw:text-box>
        </draw:frame>
        <draw:frame draw:style-name="gr38" draw:text-style-name="P3" draw:layer="layout" svg:width="1cm" svg:height="1.195cm" svg:x="18.2cm" svg:y="-0.198cm">
          <draw:text-box>
            <text:p text:style-name="P1"><text:span text:style-name="T1">m</text:span></text:p>
          </draw:text-box>
        </draw:frame>
        <draw:frame draw:style-name="gr38" draw:text-style-name="P3" draw:layer="layout" svg:width="1cm" svg:height="1.195cm" svg:x="0cm" svg:y="17.701cm">
          <draw:text-box>
            <text:p text:style-name="P1"><text:span text:style-name="T1">n</text:span></text:p>
          </draw:text-box>
        </draw:frame>
        <draw:custom-shape draw:style-name="gr39" draw:text-style-name="P1" xml:id="id1" draw:id="id1" draw:layer="layout" svg:width="0.804cm" svg:height="0.774cm" svg:x="6.198cm" svg:y="6.11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7.311cm" svg:y="7.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0.311cm" svg:y="7.3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3.311cm" svg:y="7.3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6.311cm" svg:y="7.3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7.311cm" svg:y="10.3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0.783cm" svg:height="0.753cm" svg:x="10.311cm" svg:y="10.3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3.311cm" svg:y="10.3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6.311cm" svg:y="10.3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7.311cm" svg:y="13.3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0.311cm" svg:y="13.3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3.311cm" svg:y="13.3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6.311cm" svg:y="13.3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7.311cm" svg:y="16.3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0.311cm" svg:y="16.3cm">
          <text:p text:style-name="P1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3.311cm" svg:y="16.3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6.311cm" svg:y="16.3cm">
          <text:p text:style-name="P1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2" draw:id="id2" draw:layer="layout" svg:width="0.804cm" svg:height="0.774cm" svg:x="9.199cm" svg:y="6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9" draw:id="id9" draw:layer="layout" svg:width="0.804cm" svg:height="0.774cm" svg:x="12.2cm" svg:y="6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13" draw:id="id13" draw:layer="layout" svg:width="0.804cm" svg:height="0.774cm" svg:x="15.201cm" svg:y="6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4" draw:id="id14" draw:layer="layout" svg:width="0.804cm" svg:height="0.774cm" svg:x="15.202cm" svg:y="9.11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0" draw:id="id10" draw:layer="layout" svg:width="0.804cm" svg:height="0.774cm" svg:x="12.203cm" svg:y="9.11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4" draw:id="id4" draw:layer="layout" svg:width="0.804cm" svg:height="0.774cm" svg:x="9.204cm" svg:y="9.11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3" draw:id="id3" draw:layer="layout" svg:width="0.804cm" svg:height="0.774cm" svg:x="6.205cm" svg:y="9.1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5" draw:id="id5" draw:layer="layout" svg:width="0.804cm" svg:height="0.774cm" svg:x="6.206cm" svg:y="12.12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6" draw:id="id6" draw:layer="layout" svg:width="0.804cm" svg:height="0.774cm" svg:x="9.207cm" svg:y="12.12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1" draw:id="id11" draw:layer="layout" svg:width="0.804cm" svg:height="0.774cm" svg:x="12.208cm" svg:y="12.12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5" draw:id="id15" draw:layer="layout" svg:width="0.804cm" svg:height="0.774cm" svg:x="15.209cm" svg:y="12.12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6" draw:id="id16" draw:layer="layout" svg:width="0.804cm" svg:height="0.774cm" svg:x="15.21cm" svg:y="15.12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2" draw:id="id12" draw:layer="layout" svg:width="0.804cm" svg:height="0.774cm" svg:x="12.211cm" svg:y="15.12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8" draw:id="id8" draw:layer="layout" svg:width="0.804cm" svg:height="0.774cm" svg:x="9.212cm" svg:y="15.12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7" draw:id="id7" draw:layer="layout" svg:width="0.804cm" svg:height="0.774cm" svg:x="6.213cm" svg:y="15.12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" draw:layer="layout" draw:type="line" svg:x1="7.002cm" svg:y1="6.5cm" svg:x2="9.199cm" svg:y2="6.501cm" draw:start-shape="id1" draw:start-glue-point="10" draw:end-shape="id2" draw:end-glue-point="6" svg:d="M7002 6500l2197 1" svg:viewBox="0 0 2198 2">
          <text:p/>
        </draw:connector>
        <draw:connector draw:style-name="gr42" draw:text-style-name="P1" draw:layer="layout" draw:type="line" svg:x1="6.6cm" svg:y1="6.887cm" svg:x2="6.607cm" svg:y2="9.12cm" draw:start-shape="id1" draw:start-glue-point="8" draw:end-shape="id3" draw:end-glue-point="4" svg:d="M6600 6887l7 2233" svg:viewBox="0 0 8 2234">
          <text:p/>
        </draw:connector>
        <draw:connector draw:style-name="gr42" draw:text-style-name="P1" draw:layer="layout" draw:type="line" svg:x1="7.009cm" svg:y1="9.507cm" svg:x2="9.204cm" svg:y2="9.506cm" draw:start-shape="id3" draw:start-glue-point="10" draw:end-shape="id4" draw:end-glue-point="6" svg:d="M7009 9507l2195-1" svg:viewBox="0 0 2196 2">
          <text:p/>
        </draw:connector>
        <draw:connector draw:style-name="gr42" draw:text-style-name="P1" draw:layer="layout" draw:type="line" svg:x1="6.607cm" svg:y1="9.894cm" svg:x2="6.608cm" svg:y2="12.121cm" draw:start-shape="id3" draw:start-glue-point="8" draw:end-shape="id5" draw:end-glue-point="4" svg:d="M6607 9894l1 2227" svg:viewBox="0 0 2 2228">
          <text:p/>
        </draw:connector>
        <draw:connector draw:style-name="gr42" draw:text-style-name="P1" draw:layer="layout" draw:type="line" svg:x1="7.01cm" svg:y1="12.508cm" svg:x2="9.207cm" svg:y2="12.509cm" draw:start-shape="id5" draw:start-glue-point="10" draw:end-shape="id6" draw:end-glue-point="6" svg:d="M7010 12508l2197 1" svg:viewBox="0 0 2198 2">
          <text:p/>
        </draw:connector>
        <draw:connector draw:style-name="gr42" draw:text-style-name="P1" draw:layer="layout" draw:type="line" svg:x1="6.608cm" svg:y1="12.895cm" svg:x2="6.615cm" svg:y2="15.128cm" draw:start-shape="id5" draw:start-glue-point="8" draw:end-shape="id7" draw:end-glue-point="4" svg:d="M6608 12895l7 2233" svg:viewBox="0 0 8 2234">
          <text:p/>
        </draw:connector>
        <draw:connector draw:style-name="gr42" draw:text-style-name="P1" draw:layer="layout" draw:type="line" svg:x1="7.017cm" svg:y1="15.515cm" svg:x2="9.212cm" svg:y2="15.514cm" draw:start-shape="id7" draw:start-glue-point="10" draw:end-shape="id8" draw:end-glue-point="6" svg:d="M7017 15515l2195-1" svg:viewBox="0 0 2196 2">
          <text:p/>
        </draw:connector>
        <draw:connector draw:style-name="gr42" draw:text-style-name="P1" draw:layer="layout" draw:type="line" svg:x1="9.601cm" svg:y1="6.888cm" svg:x2="9.606cm" svg:y2="9.119cm" draw:start-shape="id2" draw:start-glue-point="8" draw:end-shape="id4" draw:end-glue-point="4" svg:d="M9601 6888l5 2231" svg:viewBox="0 0 6 2232">
          <text:p/>
        </draw:connector>
        <draw:connector draw:style-name="gr42" draw:text-style-name="P1" draw:layer="layout" draw:type="line" svg:x1="9.606cm" svg:y1="9.893cm" svg:x2="9.609cm" svg:y2="12.122cm" draw:start-shape="id4" draw:start-glue-point="8" draw:end-shape="id6" draw:end-glue-point="4" svg:d="M9606 9893l3 2229" svg:viewBox="0 0 4 2230">
          <text:p/>
        </draw:connector>
        <draw:connector draw:style-name="gr42" draw:text-style-name="P1" draw:layer="layout" draw:type="line" svg:x1="9.609cm" svg:y1="12.896cm" svg:x2="9.614cm" svg:y2="15.127cm" draw:start-shape="id6" draw:start-glue-point="8" draw:end-shape="id8" draw:end-glue-point="4" svg:d="M9609 12896l5 2231" svg:viewBox="0 0 6 2232">
          <text:p/>
        </draw:connector>
        <draw:connector draw:style-name="gr42" draw:text-style-name="P1" draw:layer="layout" draw:type="line" svg:x1="10.003cm" svg:y1="6.501cm" svg:x2="12.2cm" svg:y2="6.502cm" draw:start-shape="id2" draw:start-glue-point="10" draw:end-shape="id9" draw:end-glue-point="6" svg:d="M10003 6501l2197 1" svg:viewBox="0 0 2198 2">
          <text:p/>
        </draw:connector>
        <draw:connector draw:style-name="gr42" draw:text-style-name="P1" draw:layer="layout" draw:type="line" svg:x1="10.008cm" svg:y1="9.506cm" svg:x2="12.203cm" svg:y2="9.505cm" draw:start-shape="id4" draw:start-glue-point="10" draw:end-shape="id10" draw:end-glue-point="6" svg:d="M10008 9506l2195-1" svg:viewBox="0 0 2196 2">
          <text:p/>
        </draw:connector>
        <draw:connector draw:style-name="gr42" draw:text-style-name="P1" draw:layer="layout" draw:type="line" svg:x1="10.011cm" svg:y1="12.509cm" svg:x2="12.208cm" svg:y2="12.51cm" draw:start-shape="id6" draw:start-glue-point="10" draw:end-shape="id11" draw:end-glue-point="6" svg:d="M10011 12509l2197 1" svg:viewBox="0 0 2198 2">
          <text:p/>
        </draw:connector>
        <draw:connector draw:style-name="gr42" draw:text-style-name="P1" draw:layer="layout" draw:type="line" svg:x1="10.016cm" svg:y1="15.514cm" svg:x2="12.211cm" svg:y2="15.513cm" draw:start-shape="id8" draw:start-glue-point="10" draw:end-shape="id12" draw:end-glue-point="6" svg:d="M10016 15514l2195-1" svg:viewBox="0 0 2196 2">
          <text:p/>
        </draw:connector>
        <draw:connector draw:style-name="gr42" draw:text-style-name="P1" draw:layer="layout" draw:type="line" svg:x1="12.602cm" svg:y1="6.889cm" svg:x2="12.605cm" svg:y2="9.118cm" draw:start-shape="id9" draw:start-glue-point="8" draw:end-shape="id10" draw:end-glue-point="4" svg:d="M12602 6889l3 2229" svg:viewBox="0 0 4 2230">
          <text:p/>
        </draw:connector>
        <draw:connector draw:style-name="gr42" draw:text-style-name="P1" draw:layer="layout" draw:type="line" svg:x1="12.605cm" svg:y1="9.892cm" svg:x2="12.61cm" svg:y2="12.123cm" draw:start-shape="id10" draw:start-glue-point="8" draw:end-shape="id11" draw:end-glue-point="4" svg:d="M12605 9892l5 2231" svg:viewBox="0 0 6 2232">
          <text:p/>
        </draw:connector>
        <draw:connector draw:style-name="gr42" draw:text-style-name="P1" draw:layer="layout" draw:type="line" svg:x1="12.61cm" svg:y1="12.897cm" svg:x2="12.613cm" svg:y2="15.126cm" draw:start-shape="id11" draw:start-glue-point="8" draw:end-shape="id12" draw:end-glue-point="4" svg:d="M12610 12897l3 2229" svg:viewBox="0 0 4 2230">
          <text:p/>
        </draw:connector>
        <draw:connector draw:style-name="gr42" draw:text-style-name="P1" draw:layer="layout" draw:type="line" svg:x1="13.004cm" svg:y1="6.502cm" svg:x2="15.201cm" svg:y2="6.503cm" draw:start-shape="id9" draw:start-glue-point="10" draw:end-shape="id13" draw:end-glue-point="6" svg:d="M13004 6502l2197 1" svg:viewBox="0 0 2198 2">
          <text:p/>
        </draw:connector>
        <draw:connector draw:style-name="gr42" draw:text-style-name="P1" draw:layer="layout" draw:type="line" svg:x1="13.007cm" svg:y1="9.505cm" svg:x2="15.202cm" svg:y2="9.504cm" draw:start-shape="id10" draw:start-glue-point="10" draw:end-shape="id14" draw:end-glue-point="6" svg:d="M13007 9505l2195-1" svg:viewBox="0 0 2196 2">
          <text:p/>
        </draw:connector>
        <draw:connector draw:style-name="gr42" draw:text-style-name="P1" draw:layer="layout" draw:type="line" svg:x1="13.012cm" svg:y1="12.51cm" svg:x2="15.209cm" svg:y2="12.511cm" draw:start-shape="id11" draw:start-glue-point="10" draw:end-shape="id15" draw:end-glue-point="6" svg:d="M13012 12510l2197 1" svg:viewBox="0 0 2198 2">
          <text:p/>
        </draw:connector>
        <draw:connector draw:style-name="gr42" draw:text-style-name="P1" draw:layer="layout" draw:type="line" svg:x1="13.015cm" svg:y1="15.513cm" svg:x2="15.21cm" svg:y2="15.512cm" draw:start-shape="id12" draw:start-glue-point="10" draw:end-shape="id16" draw:end-glue-point="6" svg:d="M13015 15513l2195-1" svg:viewBox="0 0 2196 2">
          <text:p/>
        </draw:connector>
        <draw:connector draw:style-name="gr42" draw:text-style-name="P1" draw:layer="layout" draw:type="line" svg:x1="15.603cm" svg:y1="6.89cm" svg:x2="15.604cm" svg:y2="9.117cm" draw:start-shape="id13" draw:start-glue-point="8" draw:end-shape="id14" draw:end-glue-point="4" svg:d="M15603 6890l1 2227" svg:viewBox="0 0 2 2228">
          <text:p/>
        </draw:connector>
        <draw:connector draw:style-name="gr42" draw:text-style-name="P1" draw:layer="layout" draw:type="line" svg:x1="15.604cm" svg:y1="9.891cm" svg:x2="15.611cm" svg:y2="12.124cm" draw:start-shape="id14" draw:start-glue-point="8" draw:end-shape="id15" draw:end-glue-point="4" svg:d="M15604 9891l7 2233" svg:viewBox="0 0 8 2234">
          <text:p/>
        </draw:connector>
        <draw:connector draw:style-name="gr42" draw:text-style-name="P1" draw:layer="layout" draw:type="line" svg:x1="15.611cm" svg:y1="12.898cm" svg:x2="15.612cm" svg:y2="15.125cm" draw:start-shape="id15" draw:start-glue-point="8" draw:end-shape="id16" draw:end-glue-point="4" svg:d="M15611 12898l1 2227" svg:viewBox="0 0 2 22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1-07-19T23:15:46</meta:creation-date>
    <dc:date>2014-07-04T16:50:35.888286409</dc:date>
    <dc:creator>Rogério Aparecido Gonçalves</dc:creator>
    <meta:editing-duration>PT2H31M44S</meta:editing-duration>
    <meta:editing-cycles>21</meta:editing-cycles>
    <meta:generator>LibreOffice/4.2.5.2$Linux_X86_64 LibreOffice_project/61cb170a04bb1f12e77c884eab9192be736ec5f5</meta:generator>
    <meta:document-statistic meta:object-count="109"/>
  </office:meta>
</office:document-meta>
</file>